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7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Sebag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 January 1850</text:p>
      <text:p text:style-name="P2">Month<text:tab/><text:tab/><text:tab/><text:tab/><text:tab/><text:tab/>January </text:p>
      <text:p text:style-name="P2">Year<text:tab/><text:tab/><text:tab/><text:tab/><text:tab/><text:tab/>185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Old Broad Street/</text:span></text:p>
      <text:p text:style-name="P3"><text:span text:style-name="T1">2d January 1850/</text:span></text:p>
      <text:p text:style-name="P2"><text:span text:style-name="T1">Dear Sir,/</text:span></text:p>
      <text:p text:style-name="P2"><text:span text:style-name="T1"><text:tab/>I had great pleasure/ in perusing the Lecture/ you delivered to the Orphan/ Boys on “Shabat Hamica”/ and beg to return it herewith,/ with many thanks./</text:span></text:p>
      <text:p text:style-name="P2"><text:span text:style-name="T1">I should have sent it back/ sooner but I handed it to/ the Revd. Dr. Adler who has/</text:span></text:p>
      <text:p text:style-name="P2"><text:span text:style-name="T1"/></text:p>
      <text:p text:style-name="P2"><text:span text:style-name="T1">S. Morais Esqr/</text:span></text:p>
      <text:p text:style-name="P2"><text:span text:style-name="T1"/></text:p>
      <text:p text:style-name="P2"><text:span text:style-name="T1">[Page 2]</text:span></text:p>
      <text:p text:style-name="P2"><text:span text:style-name="T1">expressed to me his/ satisfaction therewith./ <text:s/>Wishing you success in/ all your undertakings/</text:span></text:p>
      <text:p text:style-name="P2"><text:span text:style-name="T1"><text:tab/>I remain/</text:span></text:p>
      <text:p text:style-name="P2"><text:span text:style-name="T1"><text:tab/>Yours faithfully/</text:span></text:p>
      <text:p text:style-name="P2"><text:span text:style-name="T1"><text:tab/><text:tab/>Joseph Seba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2:34:19</meta:creation-date>
    <dc:date>2009-04-16T12:49:34</dc:date>
    <dc:language>en-US</dc:language>
    <meta:editing-cycles>2</meta:editing-cycles>
    <meta:editing-duration>PT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37" meta:character-count="1697"/>
  </office:meta>
</office:document-meta>
</file>